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d3bb" officeooo:paragraph-rsid="0000d3bb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My Test </text:span>for <text:span text:style-name="T5">odt</text:span> <text:span text:style-name="T3">form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6:44:45.120589000</meta:creation-date>
    <dc:date>2015-09-16T16:45:28.060093000</dc:date>
    <meta:editing-duration>PT43S</meta:editing-duration>
    <meta:editing-cycles>1</meta:editing-cycles>
    <meta:document-statistic meta:table-count="0" meta:image-count="0" meta:object-count="0" meta:page-count="1" meta:paragraph-count="1" meta:word-count="5" meta:character-count="22" meta:non-whitespace-character-count="18"/>
    <meta:generator>LibreOffice/5.0.0.5$MacOSX_X86_64 LibreOffice_project/1b1a90865e348b492231e1c451437d7a15bb262b</meta:generator>
  </office:meta>
</office:document-meta>
</file>